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530000026FBD66DAD3C70F40CF.png" manifest:media-type="image/png"/>
  <manifest:file-entry manifest:full-path="Pictures/100035C400003D7600004056DE3994E6FDCAC31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color="#000000" draw:fill="none" draw:fill-color="#45347b" draw:textarea-horizontal-align="left" draw:auto-grow-height="true" draw:auto-grow-width="true" fo:min-height="0.25cm" fo:min-width="1.5cm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svg:stroke-color="#000000" draw:fill="none" draw:fill-color="#2a6099" draw:textarea-horizontal-align="left" draw:auto-grow-height="true" draw:auto-grow-width="true" fo:min-height="0.25cm" fo:min-width="1.5cm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0.25cm" fo:min-width="1.5cm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25cm" fo:min-width="1.5cm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text-properties fo:color="#00a933" style:font-name="Zurich" fo:font-size="12pt" style:font-size-asian="12pt" style:font-size-complex="12pt"/>
    </style:style>
    <style:style style:name="P3" style:family="paragraph">
      <loext:graphic-properties draw:fill="none" draw:fill-color="#45347b"/>
      <style:paragraph-properties style:writing-mode="lr-tb"/>
      <style:text-properties fo:color="#00a933" style:font-name="Zurich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ffffff" style:font-name="Zurich" fo:font-size="12pt" style:font-size-asian="12pt" style:font-size-complex="12pt"/>
    </style:style>
    <style:style style:name="P7" style:family="paragraph">
      <loext:graphic-properties draw:fill="none" draw:fill-color="#2a6099"/>
      <style:paragraph-properties style:writing-mode="lr-tb"/>
      <style:text-properties fo:color="#ffffff" style:font-name="Zurich" fo:font-size="12pt" style:font-size-asian="12pt" style:font-size-complex="12pt"/>
    </style:style>
    <style:style style:name="P8" style:family="paragraph">
      <loext:graphic-properties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style:font-name="Zurich" fo:font-size="12pt" style:font-size-asian="12pt" style:font-size-complex="12pt"/>
    </style:style>
    <style:style style:name="P10" style:family="paragraph">
      <loext:graphic-properties draw:fill="none" draw:fill-color="#00a933"/>
      <style:paragraph-properties style:writing-mode="lr-tb"/>
      <style:text-properties style:font-name="Zurich" fo:font-size="12pt" style:font-size-asian="12pt" style:font-size-complex="12pt"/>
    </style:style>
    <style:style style:name="P11" style:family="paragraph">
      <loext:graphic-properties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ff0000"/>
      <style:paragraph-properties style:writing-mode="lr-tb"/>
      <style:text-properties style:font-name="Zurich" fo:font-size="12pt" style:font-size-asian="12pt" style:font-size-complex="12pt"/>
    </style:style>
    <style:style style:name="T1" style:family="text">
      <style:text-properties fo:color="#00a933" style:font-name="Zurich" fo:font-size="12pt" style:font-size-asian="12pt" style:font-size-complex="12pt"/>
    </style:style>
    <style:style style:name="T2" style:family="text">
      <style:text-properties fo:color="#00a933" style:text-position="33% 58%" style:font-name="Zurich" fo:font-size="12pt" style:font-size-asian="12pt" style:font-size-complex="12pt"/>
    </style:style>
    <style:style style:name="T3" style:family="text">
      <style:text-properties fo:color="#ffffff" style:font-name="Zurich" fo:font-size="12pt" style:font-size-asian="12pt" style:font-size-complex="12pt"/>
    </style:style>
    <style:style style:name="T4" style:family="text">
      <style:text-properties fo:color="#ffffff" style:text-position="33% 58%" style:font-name="Zurich" fo:font-size="12pt" style:font-size-asian="12pt" style:font-size-complex="12pt"/>
    </style:style>
    <style:style style:name="T5" style:family="text">
      <style:text-properties style:font-name="Zurich" fo:font-size="12pt" style:font-size-asian="12pt" style:font-size-complex="12pt"/>
    </style:style>
    <style:style style:name="T6" style:family="text">
      <style:text-properties style:text-position="33% 58%" style:font-name="Zuric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6cm" svg:height="3.6cm" svg:x="15.303cm" svg:y="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3cm" svg:y="3.703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cm" svg:y="2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4" draw:text-style-name="P5" draw:layer="layout" svg:width="3.6cm" svg:height="3.6cm" svg:x="10.702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11.502cm" svg:y="3.702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3" draw:text-style-name="P4" draw:layer="layout" svg:width="1.8cm" svg:height="1.88cm" svg:x="11.7cm" svg:y="2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g>
            <draw:custom-shape draw:style-name="gr6" draw:text-style-name="P8" draw:layer="layout" svg:width="3.6cm" svg:height="3.6cm" svg:x="6.101cm" svg:y="1.5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10" draw:layer="layout" svg:width="2.153cm" svg:height="0.742cm" svg:x="6.901cm" svg:y="3.701cm">
              <draw:text-box>
                <text:p text:style-name="P9"><text:span text:style-name="T5">gentoo linux</text:span><text:span text:style-name="T6">TM</text:span></text:p>
              </draw:text-box>
            </draw:frame>
          </draw:g>
          <draw:frame draw:style-name="gr3" draw:text-style-name="P4" draw:layer="layout" svg:width="1.8cm" svg:height="1.88cm" svg:x="7.1cm" svg:y="2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8" draw:text-style-name="P11" draw:layer="layout" svg:width="3.6cm" svg:height="3.6cm" svg:x="1.502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2" draw:layer="layout" svg:width="2.153cm" svg:height="0.742cm" svg:x="2.302cm" svg:y="3.702cm">
            <draw:text-box>
              <text:p text:style-name="P9"><text:span text:style-name="T5">gentoo linux</text:span><text:span text:style-name="T6">TM</text:span></text:p>
            </draw:text-box>
          </draw:frame>
          <draw:frame draw:style-name="gr3" draw:text-style-name="P4" draw:layer="layout" svg:width="1.8cm" svg:height="1.88cm" svg:x="2.5cm" svg:y="2.05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0" draw:text-style-name="P1" draw:layer="layout" svg:width="3.6cm" svg:height="3.6cm" svg:x="15.304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4cm" svg:y="8.304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01cm" svg:y="6.6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1" draw:text-style-name="P5" draw:layer="layout" svg:width="3.6cm" svg:height="3.6cm" svg:x="10.703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11.503cm" svg:y="8.303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3" draw:text-style-name="P4" draw:layer="layout" svg:width="1.8cm" svg:height="1.88cm" svg:x="11.701cm" svg:y="6.6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g>
            <draw:custom-shape draw:style-name="gr12" draw:text-style-name="P8" draw:layer="layout" svg:width="3.6cm" svg:height="3.6cm" svg:x="6.102cm" svg:y="6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10" draw:layer="layout" svg:width="2.153cm" svg:height="0.742cm" svg:x="6.902cm" svg:y="8.302cm">
              <draw:text-box>
                <text:p text:style-name="P9"><text:span text:style-name="T5">gentoo linux</text:span><text:span text:style-name="T6">TM</text:span></text:p>
              </draw:text-box>
            </draw:frame>
          </draw:g>
          <draw:frame draw:style-name="gr3" draw:text-style-name="P4" draw:layer="layout" svg:width="1.8cm" svg:height="1.88cm" svg:x="7.101cm" svg:y="6.6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3" draw:text-style-name="P11" draw:layer="layout" svg:width="3.6cm" svg:height="3.6cm" svg:x="1.503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2" draw:layer="layout" svg:width="2.153cm" svg:height="0.742cm" svg:x="2.303cm" svg:y="8.303cm">
            <draw:text-box>
              <text:p text:style-name="P9"><text:span text:style-name="T5">gentoo linux</text:span><text:span text:style-name="T6">TM</text:span></text:p>
            </draw:text-box>
          </draw:frame>
          <draw:frame draw:style-name="gr3" draw:text-style-name="P4" draw:layer="layout" svg:width="1.8cm" svg:height="1.88cm" svg:x="2.501cm" svg:y="6.651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4" draw:text-style-name="P1" draw:layer="layout" svg:width="3.6cm" svg:height="3.6cm" svg:x="15.305cm" svg:y="1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5cm" svg:y="12.905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02cm" svg:y="11.2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5" draw:text-style-name="P5" draw:layer="layout" svg:width="3.6cm" svg:height="3.6cm" svg:x="10.704cm" svg:y="10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11.504cm" svg:y="12.904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3" draw:text-style-name="P4" draw:layer="layout" svg:width="1.8cm" svg:height="1.88cm" svg:x="11.702cm" svg:y="11.2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g>
            <draw:custom-shape draw:style-name="gr16" draw:text-style-name="P8" draw:layer="layout" svg:width="3.6cm" svg:height="3.6cm" svg:x="6.103cm" svg:y="10.7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10" draw:layer="layout" svg:width="2.153cm" svg:height="0.742cm" svg:x="6.903cm" svg:y="12.903cm">
              <draw:text-box>
                <text:p text:style-name="P9"><text:span text:style-name="T5">gentoo linux</text:span><text:span text:style-name="T6">TM</text:span></text:p>
              </draw:text-box>
            </draw:frame>
          </draw:g>
          <draw:frame draw:style-name="gr3" draw:text-style-name="P4" draw:layer="layout" svg:width="1.8cm" svg:height="1.88cm" svg:x="7.102cm" svg:y="11.2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7" draw:text-style-name="P11" draw:layer="layout" svg:width="3.6cm" svg:height="3.6cm" svg:x="1.504cm" svg:y="10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2" draw:layer="layout" svg:width="2.153cm" svg:height="0.742cm" svg:x="2.304cm" svg:y="12.904cm">
            <draw:text-box>
              <text:p text:style-name="P9"><text:span text:style-name="T5">gentoo linux</text:span><text:span text:style-name="T6">TM</text:span></text:p>
            </draw:text-box>
          </draw:frame>
          <draw:frame draw:style-name="gr3" draw:text-style-name="P4" draw:layer="layout" svg:width="1.8cm" svg:height="1.88cm" svg:x="2.502cm" svg:y="11.252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8" draw:text-style-name="P1" draw:layer="layout" svg:width="3.6cm" svg:height="3.6cm" svg:x="15.301cm" svg:y="15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1cm" svg:y="17.506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298cm" svg:y="15.8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19" draw:text-style-name="P5" draw:layer="layout" svg:width="3.6cm" svg:height="3.6cm" svg:x="10.7cm" svg:y="1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11.5cm" svg:y="17.505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3" draw:text-style-name="P4" draw:layer="layout" svg:width="1.8cm" svg:height="1.88cm" svg:x="11.698cm" svg:y="15.8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g>
            <draw:custom-shape draw:style-name="gr20" draw:text-style-name="P8" draw:layer="layout" svg:width="3.6cm" svg:height="3.6cm" svg:x="6.099cm" svg:y="15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10" draw:layer="layout" svg:width="2.153cm" svg:height="0.742cm" svg:x="6.899cm" svg:y="17.504cm">
              <draw:text-box>
                <text:p text:style-name="P9"><text:span text:style-name="T5">gentoo linux</text:span><text:span text:style-name="T6">TM</text:span></text:p>
              </draw:text-box>
            </draw:frame>
          </draw:g>
          <draw:frame draw:style-name="gr3" draw:text-style-name="P4" draw:layer="layout" svg:width="1.8cm" svg:height="1.88cm" svg:x="7.098cm" svg:y="15.8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1" draw:text-style-name="P11" draw:layer="layout" svg:width="3.6cm" svg:height="3.6cm" svg:x="1.5cm" svg:y="1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2" draw:layer="layout" svg:width="2.153cm" svg:height="0.742cm" svg:x="2.3cm" svg:y="17.505cm">
            <draw:text-box>
              <text:p text:style-name="P9"><text:span text:style-name="T5">gentoo linux</text:span><text:span text:style-name="T6">TM</text:span></text:p>
            </draw:text-box>
          </draw:frame>
          <draw:frame draw:style-name="gr3" draw:text-style-name="P4" draw:layer="layout" svg:width="1.8cm" svg:height="1.88cm" svg:x="2.498cm" svg:y="15.853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2" draw:text-style-name="P1" draw:layer="layout" svg:width="3.6cm" svg:height="3.6cm" svg:x="15.302cm" svg:y="19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2cm" svg:y="22.102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299cm" svg:y="20.4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3" draw:text-style-name="P5" draw:layer="layout" svg:width="3.6cm" svg:height="3.6cm" svg:x="10.701cm" svg:y="1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11.501cm" svg:y="22.101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3" draw:text-style-name="P4" draw:layer="layout" svg:width="1.8cm" svg:height="1.88cm" svg:x="11.699cm" svg:y="20.4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g>
            <draw:custom-shape draw:style-name="gr24" draw:text-style-name="P8" draw:layer="layout" svg:width="3.6cm" svg:height="3.6cm" svg:x="6.1cm" svg:y="19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10" draw:layer="layout" svg:width="2.153cm" svg:height="0.742cm" svg:x="6.9cm" svg:y="22.1cm">
              <draw:text-box>
                <text:p text:style-name="P9"><text:span text:style-name="T5">gentoo linux</text:span><text:span text:style-name="T6">TM</text:span></text:p>
              </draw:text-box>
            </draw:frame>
          </draw:g>
          <draw:frame draw:style-name="gr3" draw:text-style-name="P4" draw:layer="layout" svg:width="1.8cm" svg:height="1.88cm" svg:x="7.099cm" svg:y="20.4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5" draw:text-style-name="P11" draw:layer="layout" svg:width="3.6cm" svg:height="3.6cm" svg:x="1.501cm" svg:y="1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2" draw:layer="layout" svg:width="2.153cm" svg:height="0.742cm" svg:x="2.301cm" svg:y="22.101cm">
            <draw:text-box>
              <text:p text:style-name="P9"><text:span text:style-name="T5">gentoo linux</text:span><text:span text:style-name="T6">TM</text:span></text:p>
            </draw:text-box>
          </draw:frame>
          <draw:frame draw:style-name="gr3" draw:text-style-name="P4" draw:layer="layout" svg:width="1.8cm" svg:height="1.88cm" svg:x="2.499cm" svg:y="20.4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6" draw:text-style-name="P1" draw:layer="layout" svg:width="3.6cm" svg:height="3.6cm" svg:x="15.304cm" svg:y="24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153cm" svg:height="0.742cm" svg:x="16.104cm" svg:y="26.702cm">
            <draw:text-box>
              <text:p text:style-name="P2"><text:span text:style-name="T1">gentoo linux</text:span><text:span text:style-name="T2">TM</text:span></text:p>
            </draw:text-box>
          </draw:frame>
          <draw:frame draw:style-name="gr3" draw:text-style-name="P4" draw:layer="layout" svg:width="1.8cm" svg:height="1.88cm" svg:x="16.301cm" svg:y="25.0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7" draw:text-style-name="P5" draw:layer="layout" svg:width="3.6cm" svg:height="3.6cm" svg:x="10.703cm" svg:y="2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2.153cm" svg:height="0.742cm" svg:x="11.503cm" svg:y="26.701cm">
            <draw:text-box>
              <text:p text:style-name="P6"><text:span text:style-name="T3">gentoo linux</text:span><text:span text:style-name="T4">TM</text:span></text:p>
            </draw:text-box>
          </draw:frame>
          <draw:frame draw:style-name="gr3" draw:text-style-name="P4" draw:layer="layout" svg:width="1.8cm" svg:height="1.88cm" svg:x="11.701cm" svg:y="25.0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g>
            <draw:custom-shape draw:style-name="gr28" draw:text-style-name="P8" draw:layer="layout" svg:width="3.6cm" svg:height="3.6cm" svg:x="6.102cm" svg:y="24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10" draw:layer="layout" svg:width="2.153cm" svg:height="0.742cm" svg:x="6.902cm" svg:y="26.7cm">
              <draw:text-box>
                <text:p text:style-name="P9"><text:span text:style-name="T5">gentoo linux</text:span><text:span text:style-name="T6">TM</text:span></text:p>
              </draw:text-box>
            </draw:frame>
          </draw:g>
          <draw:frame draw:style-name="gr3" draw:text-style-name="P4" draw:layer="layout" svg:width="1.8cm" svg:height="1.88cm" svg:x="7.101cm" svg:y="25.0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  <draw:g>
          <draw:custom-shape draw:style-name="gr29" draw:text-style-name="P11" draw:layer="layout" svg:width="3.6cm" svg:height="3.6cm" svg:x="1.503cm" svg:y="2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2" draw:layer="layout" svg:width="2.153cm" svg:height="0.742cm" svg:x="2.303cm" svg:y="26.701cm">
            <draw:text-box>
              <text:p text:style-name="P9"><text:span text:style-name="T5">gentoo linux</text:span><text:span text:style-name="T6">TM</text:span></text:p>
            </draw:text-box>
          </draw:frame>
          <draw:frame draw:style-name="gr3" draw:text-style-name="P4" draw:layer="layout" svg:width="1.8cm" svg:height="1.88cm" svg:x="2.501cm" svg:y="25.049cm">
            <draw:image xlink:href="Pictures/100035C400003D7600004056DE3994E6FDCAC317.svg" xlink:type="simple" xlink:show="embed" xlink:actuate="onLoad" loext:mime-type="image/svg+xml">
              <text:p/>
            </draw:image>
            <draw:image xlink:href="Pictures/10000201000002530000026FBD66DAD3C70F40CF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5-21T19:28:28</meta:creation-date>
    <dc:date>2020-01-31T01:23:42.178922090</dc:date>
    <meta:editing-duration>PT53M35S</meta:editing-duration>
    <meta:editing-cycles>16</meta:editing-cycles>
    <meta:generator>LibreOffice/6.3.4.2.0$Linux_X86_64 LibreOffice_project/30$Build-2</meta:generator>
    <meta:document-statistic meta:object-count="102"/>
  </office:meta>
</office:document-meta>
</file>